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sonCodec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encod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decodeObject( byte [ ] inpu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decodeArray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decodeObjec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encodeToByte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decodeObject( String text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encode( OutputStream out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sonCodec.decod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